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" svg:font-family="Calibri" style:font-family-generic="swiss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FreeSans" svg:font-family="FreeSans" style:font-adornments="obyčejné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 officeooo:paragraph-rsid="001e5f13"/>
    </style:style>
    <style:style style:name="P3" style:family="paragraph" style:parent-style-name="Text_20_body">
      <style:text-properties fo:language="pt" fo:country="BR"/>
    </style:style>
    <style:style style:name="P4" style:family="paragraph" style:parent-style-name="Text_20_body">
      <style:paragraph-properties fo:text-align="end" style:justify-single-word="false"/>
      <style:text-properties fo:language="pt" fo:country="BR" officeooo:rsid="0030c737" officeooo:paragraph-rsid="0030c737"/>
    </style:style>
    <style:style style:name="P5" style:family="paragraph" style:parent-style-name="Text_20_body">
      <style:text-properties officeooo:rsid="005714f5" officeooo:paragraph-rsid="005714f5"/>
    </style:style>
    <style:style style:name="P6" style:family="paragraph" style:parent-style-name="Heading_20_1">
      <style:paragraph-properties fo:text-align="start" style:justify-single-word="false"/>
      <style:text-properties fo:language="pt" fo:country="BR" officeooo:rsid="001f3ae6" officeooo:paragraph-rsid="001f3ae6"/>
    </style:style>
    <style:style style:name="P7" style:family="paragraph" style:parent-style-name="Heading" style:master-page-name="Standard">
      <style:paragraph-properties fo:text-align="end" style:justify-single-word="false" style:page-number="auto"/>
      <style:text-properties fo:language="pt" fo:country="BR" officeooo:rsid="00542d2e" officeooo:paragraph-rsid="00542d2e"/>
    </style:style>
    <style:style style:name="P8" style:family="paragraph" style:parent-style-name="Text_20_body" style:list-style-name="L1">
      <style:text-properties officeooo:paragraph-rsid="0056d890"/>
    </style:style>
    <style:style style:name="P9" style:family="paragraph" style:parent-style-name="Text_20_body" style:list-style-name="L1">
      <style:text-properties fo:language="pt" fo:country="BR" officeooo:rsid="00542d2e" officeooo:paragraph-rsid="00542d2e"/>
    </style:style>
    <style:style style:name="P10" style:family="paragraph" style:parent-style-name="Text_20_body" style:list-style-name="L2">
      <style:text-properties fo:language="pt" fo:country="BR" officeooo:rsid="00542d2e" officeooo:paragraph-rsid="00542d2e"/>
    </style:style>
    <style:style style:name="P11" style:family="paragraph" style:parent-style-name="Text_20_body" style:list-style-name="L1">
      <style:text-properties fo:language="pt" fo:country="BR" officeooo:rsid="0056d890" officeooo:paragraph-rsid="0056d890"/>
    </style:style>
    <style:style style:name="P12" style:family="paragraph" style:parent-style-name="Text_20_body" style:list-style-name="L1">
      <style:text-properties fo:language="pt" fo:country="BR" fo:font-weight="normal" officeooo:rsid="0056d890" officeooo:paragraph-rsid="0056d890" style:font-weight-asian="normal" style:font-weight-complex="normal"/>
    </style:style>
    <style:style style:name="P13" style:family="paragraph" style:parent-style-name="Text_20_body">
      <style:text-properties fo:language="pt" fo:country="BR" fo:font-weight="normal" officeooo:rsid="0056d890" officeooo:paragraph-rsid="0056d890" style:font-weight-asian="normal" style:font-weight-complex="normal"/>
    </style:style>
    <style:style style:name="P14" style:family="paragraph" style:parent-style-name="Text_20_body">
      <style:text-properties fo:language="pt" fo:country="BR" fo:font-weight="normal" officeooo:rsid="005714f5" officeooo:paragraph-rsid="005714f5" style:font-weight-asian="normal" style:font-weight-complex="normal"/>
    </style:style>
    <style:style style:name="P15" style:family="paragraph" style:parent-style-name="Text_20_body" style:list-style-name="L2">
      <style:text-properties officeooo:rsid="00542d2e" officeooo:paragraph-rsid="00542d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pt" fo:country="BR"/>
    </style:style>
    <style:style style:name="T4" style:family="text">
      <style:text-properties fo:language="pt" fo:country="BR" officeooo:rsid="00542d2e"/>
    </style:style>
    <style:style style:name="T5" style:family="text">
      <style:text-properties fo:language="pt" fo:country="BR" fo:font-weight="normal" style:font-weight-asian="normal" style:font-weight-complex="normal"/>
    </style:style>
    <style:style style:name="T6" style:family="text">
      <style:text-properties fo:language="pt" fo:country="BR" fo:font-weight="normal" officeooo:rsid="0056d890" style:font-weight-asian="normal" style:font-weight-complex="normal"/>
    </style:style>
    <style:style style:name="T7" style:family="text">
      <style:text-properties fo:language="pt" fo:country="BR" fo:font-weight="bold" officeooo:rsid="0056d890" style:font-weight-asian="bold" style:font-weight-complex="bold"/>
    </style:style>
    <style:style style:name="T8" style:family="text">
      <style:text-properties officeooo:rsid="004d0ce9"/>
    </style:style>
    <style:style style:name="T9" style:family="text">
      <style:text-properties officeooo:rsid="004e575d"/>
    </style:style>
    <style:style style:name="T10" style:family="text">
      <style:text-properties officeooo:rsid="00542d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cript para cálculo de frequência de proteínas <text:span text:style-name="T1">selecionadas</text:span><text:span text:style-name="T2"> por máxima acurácia em crosvalidação simples – ranque usando svm-rfe e nsc, crosvalidação usando svm e nsc, respectivamente</text:span></text:p>
      <text:p text:style-name="P4">Henry Heberle</text:p>
      <text:p text:style-name="P4">São Carlos, <text:span text:style-name="T8">05 de julho</text:span> de 2016.</text:p>
      <text:h text:style-name="P6" text:outline-level="1">Descrição geral <text:span text:style-name="T10">do script</text:span></text:h>
      <text:p text:style-name="P3"><text:tab/><text:span text:style-name="T9"> O script executa vários passos e é semelhante ao trabalho do grupo da Olga (?):</text:span></text:p>
      <text:list xml:id="list4897294642191783087" text:style-name="L1">
        <text:list-item>
          <text:p text:style-name="P9">Executa um K-fold, em que cada loop é calculado um ranque, e escolhe-se as N primeiras proteínas (ou o maior threshold no NSC) que derivam máxima acurácia com o conjunto de teste dessa fold;</text:p>
        </text:list-item>
      </text:list>
      <text:list xml:id="list7487216008930283958" text:style-name="L2">
        <text:list-item>
          <text:list>
            <text:list-item>
              <text:p text:style-name="P10">O resultado do passo um são K conjuntos de proteínas selecionadas e K valores de acurácia (um pra cada conjunto);</text:p>
            </text:list-item>
            <text:list-item>
              <text:p text:style-name="P15"><text:span text:style-name="T4">P</text:span><text:span text:style-name="T3">ara cada proteína selecionada, incrementa-se sua frequência global;</text:span></text:p>
            </text:list-item>
          </text:list>
        </text:list-item>
      </text:list>
      <text:list xml:id="list172058903372696" text:continue-list="list4897294642191783087" text:style-name="L1">
        <text:list-item>
          <text:p text:style-name="P9">O procedimento 1 é repetido “Rep” vezes, nos testes atuais: 3 vezes. Podemos repetir 10 vezes ou 100 vezes se preferir. </text:p>
        </text:list-item>
        <text:list-item>
          <text:p text:style-name="P9">As repetições incrementam as frequências globais. A acurácia média total/final também considera as repetições. Acurácia e desvio padrão das “Rep” “k-folds” se encontra em <text:span text:style-name="T1">cv_result_avg_repetitions.csv.</text:span></text:p>
        </text:list-item>
        <text:list-item>
          <text:p text:style-name="P9">As frequências globais, então, são usadas para criar um ranque baseado em frequência. Esse ranque <text:s/>é testado com crosvalidação considerando as N primeiras proteínas. Para o SVM o N vai de 1 até o número máximo de proteínas. Para o NSC, o N vai de 2 até o número máximo de proteínas. Por isso na tabela aparece para N=1 o <text:soft-page-break/>valor de acurácia = -1 (indicando que na verdade ele não foi calculado, por limitações do NSC que não aceita criar modelo com apenas 1 proteína).</text:p>
        </text:list-item>
        <text:list-item>
          <text:p text:style-name="P9">O resultado do item 3, um ranque que foi testado (N testes) e derivou N valores de acurácia… deriva o gráfico (.pdf que está nas pastas, por exemplo <text:span text:style-name="T1">freq_rank_cv_svm-rfe.pdf</text:span>) e uma matriz de acurácias (<text:span text:style-name="T1">genes_freq_matrix_cv_whithout_repetition.csv</text:span>). A linha 4 da matriz indica a acurácia de considerar as 4 primeiras proteínas da matriz… e assim por diante.</text:p>
        </text:list-item>
        <text:list-item>
          <text:p text:style-name="P11">Tento as frequências globais das proteínas, então, chego a parte que tenta criar assinaturas. Isto é, pega-se as proteínas com frequência &gt; 50%, 10%, 20%… etc.. e realiza-se uma crosvalidação simples considerando apenas essas proteínas.</text:p>
        </text:list-item>
        <text:list-item>
          <text:p text:style-name="P11">Assim, para cada critério de criação de assinatura (10%… 50%, 60%… de frequência), é armazenado um valor de acurácia na matriz <text:span text:style-name="T1">potential_signatures_cv_svm-rfe.csv</text:span></text:p>
        </text:list-item>
        <text:list-item>
          <text:p text:style-name="P12">Por fim, o conjunto de dados completo (não ‘picado pela k-fold’) é usado para ranquear as proteínas pelo nsc ou svm-rfe. Nenhuma crosvalidação é realizada, as proteínas são apenas ranqueadas pelo ‘ranqueador’: <text:span text:style-name="T1">rank_by_svm-rfe_using_the_full_dataset.csv</text:span></text:p>
        </text:list-item>
        <text:list-item>
          <text:p text:style-name="P8"><text:span text:style-name="T6">O processo foi feito para o conjunto </text:span><text:span text:style-name="T7">completo</text:span><text:span text:style-name="T6"> e para o conjunto cortado por </text:span><text:span text:style-name="T7">KW 0.05 </text:span><text:span text:style-name="T6">e </text:span><text:span text:style-name="T7">0.01</text:span><text:span text:style-name="T6">.</text:span></text:p>
        </text:list-item>
      </text:list>
      <text:p text:style-name="P13"/>
      <text:p text:style-name="P13"/>
      <text:p text:style-name="P5"><text:span text:style-name="T6">N</text:span><text:span text:style-name="T5">ote que há uma versão do script que usa SVM que pega o menor valor de N com máxima acurácia… e outra versão que pega o maior valor de N com máxima acurácia. Isso porque há vários conjuntos de primeiras proteínas que dão máxima acurácia na crosvalidação. Normalmente pega-se o menor valor de N pois se quer reduzir o número de proteínas.</text:span></text:p>
      <text:p text:style-name="P14">Isso tem como consequência que a proteína ADH1 é selecionada e as outras não, pois muitas vezes o menor N de máxima acurácia é = 1. Se eu pego o maior valor de N com máxima acurácia, isso implica em ter mais chances de selecionar as suas outras candidatas, por exemplo N=2, N=3 (supondo que as 3 primeiras proteínas sejam as proteínas adicionadas).</text:p>
      <text:p text:style-name="P14"><text:soft-page-break/>Se ver, as assinaturas com frequência &gt;= 50% dessa abordagem que pega o manior valor de N contém todas as suas proteínas adicionadas, até a ENO1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" svg:font-family="Calibri" style:font-family-generic="swiss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FreeSans" svg:font-family="FreeSans" style:font-adornments="obyčejné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.353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loext:graphic-properties draw:fill="none" draw:fill-color="#99ccff"/>
      <style:paragraph-properties fo:line-height="150%" fo:text-align="justify" style:justify-single-word="true" fo:orphans="2" fo:widows="2" style:page-number="auto" fo:background-color="transparent" style:shadow="none" style:writing-mode="lr-tb">
        <style:tab-stops/>
        <style:drop-cap/>
      </style:paragraph-properties>
      <style:text-properties style:use-window-font-color="true" style:font-name="Liberation Sans" fo:font-family="'Liberation Sans'" style:font-style-name="Regular" style:font-family-generic="swiss" style:font-pitch="variable" fo:font-size="12pt" style:font-size-asian="10pt" style:font-size-complex="10pt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top="0.423cm" fo:margin-bottom="0.212cm" loext:contextual-spacing="false" fo:text-align="end" style:justify-single-word="false" fo:background-color="transparent" fo:padding="0.199cm" fo:border-left="none" fo:border-right="none" fo:border-top="none" fo:border-bottom="0.99pt solid #004586" style:shadow="none" fo:keep-with-next="always"/>
      <style:text-properties fo:font-variant="small-caps" fo:color="#004586" style:font-name="Liberation Serif" fo:font-family="'Liberation Serif'" style:font-style-name="Regular" style:font-family-generic="roman" style:font-pitch="variable" fo:font-size="22pt" fo:font-weight="normal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top="0cm" fo:margin-bottom="0.212cm" loext:contextual-spacing="false" style:page-number="auto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loext:graphic-properties draw:fill="none" draw:fill-color="#99ccff"/>
      <style:paragraph-properties fo:margin-left="0cm" fo:margin-right="0cm" fo:margin-top="0.353cm" fo:margin-bottom="0cm" loext:contextual-spacing="false" fo:text-indent="0cm" style:auto-text-indent="false" fo:background-color="transparent" fo:padding="0.199cm" fo:border-left="none" fo:border-right="none" fo:border-top="none" fo:border-bottom="0.2pt solid #0066cc" style:shadow="none">
        <style:drop-cap/>
      </style:paragraph-properties>
      <style:text-properties fo:font-variant="small-caps" style:use-window-font-color="true" style:font-name="Liberation Serif" fo:font-family="'Liberation Serif'" style:font-style-name="Regular" style:font-family-generic="roman" style:font-pitch="variable" fo:font-size="18pt" fo:letter-spacing="normal" fo:font-style="normal" fo:font-weight="normal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loext:graphic-properties draw:fill="none" draw:fill-color="#99ccff"/>
      <style:paragraph-properties fo:margin-left="1.52cm" fo:margin-right="0cm" fo:margin-top="0.353cm" fo:margin-bottom="0cm" loext:contextual-spacing="false" fo:text-indent="-0.76cm" style:auto-text-indent="false" fo:background-color="transparent" fo:padding="0cm" fo:border="none" style:shadow="none">
        <style:tab-stops/>
      </style:paragraph-properties>
      <style:text-properties fo:font-variant="small-caps" style:font-name="Liberation Serif1" fo:font-family="'Liberation Serif'" style:font-style-name="Standard" style:font-family-generic="roman" style:font-pitch="variable" fo:font-size="15pt" fo:letter-spacing="0.026cm" fo:font-style="normal" style:font-size-asian="11pt" style:font-size-complex="11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loext:graphic-properties draw:fill="none" draw:fill-color="#99ccff"/>
      <style:paragraph-properties fo:margin-left="1.52cm" fo:margin-right="0cm" fo:margin-top="0.529cm" fo:margin-bottom="0cm" loext:contextual-spacing="false" fo:text-indent="-0.76cm" style:auto-text-indent="false" fo:background-color="transparent" fo:padding="0cm" fo:border="none" style:shadow="none">
        <style:tab-stops/>
      </style:paragraph-properties>
      <style:text-properties fo:font-variant="small-caps" style:use-window-font-color="true" style:font-name="Liberation Serif1" fo:font-family="'Liberation Serif'" style:font-style-name="Standard" style:font-family-generic="roman" style:font-pitch="variable" fo:font-size="14pt" fo:letter-spacing="0.028cm" fo:font-style="italic" fo:font-weight="normal" style:font-size-asian="11pt" style:font-size-complex="11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529cm" fo:margin-bottom="0cm" loext:contextual-spacing="false" fo:padding-left="0.071cm" fo:padding-right="0cm" fo:padding-top="0.071cm" fo:padding-bottom="0cm" fo:border-left="0.74pt dotted #4f81bd" fo:border-right="none" fo:border-top="0.74pt dotted #4f81bd" fo:border-bottom="none"/>
      <style:text-properties fo:text-transform="uppercase" fo:color="#365f91" fo:font-size="11pt" fo:letter-spacing="0.018cm" style:font-size-asian="11pt" style:font-size-complex="11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solid #4f81bd"/>
      <style:text-properties fo:text-transform="uppercase" fo:color="#365f91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dotted #4f81bd"/>
      <style:text-properties fo:text-transform="uppercase" fo:color="#365f91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529cm" fo:margin-bottom="0cm" loext:contextual-spacing="false"/>
      <style:text-properties fo:text-transform="uppercase" fo:color="#365f91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529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529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Title" style:family="paragraph" style:parent-style-name="Standard" style:next-style-name="Subtitle" style:default-outline-level="" style:class="chapter">
      <style:paragraph-properties fo:margin-top="1.27cm" fo:margin-bottom="0.353cm" loext:contextual-spacing="false" fo:text-align="center" style:justify-single-word="false"/>
      <style:text-properties fo:text-transform="uppercase" fo:color="#4f81bd" fo:font-size="26pt" fo:letter-spacing="0.018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.353cm" fo:margin-bottom="1.764cm" loext:contextual-spacing="false" fo:line-height="100%" fo:text-align="center" style:justify-single-word="false"/>
      <style:text-properties fo:text-transform="uppercase" fo:color="#595959" fo:font-size="12pt" fo:letter-spacing="0.018cm" fo:font-style="italic" style:font-size-asian="12pt" style:font-style-asian="italic" style:font-size-complex="12pt" style:font-style-complex="italic"/>
    </style:style>
    <style:style style:name="caption" style:family="paragraph" style:paren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2.286cm" fo:margin-right="2.032cm" fo:margin-top="0.353cm" fo:margin-bottom="0cm" loext:contextual-spacing="false" fo:text-align="justify" style:justify-single-word="false" fo:text-indent="0cm" style:auto-text-indent="false" fo:padding-left="0.353cm" fo:padding-right="0cm" fo:padding-top="0.353cm" fo:padding-bottom="0cm" fo:border-left="0.51pt solid #4f81bd" fo:border-right="none" fo:border-top="0.51pt solid #4f81bd" fo:border-bottom="none"/>
      <style:text-properties fo:color="#4f81bd" fo:font-style="italic" style:font-style-asian="italic" style:font-style-complex="italic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11cm" style:type="center"/>
          <style:tab-stop style:position="17.822cm" style:type="right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911cm" style:type="center"/>
          <style:tab-stop style:position="17.822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  <style:text-properties fo:font-size="20pt"/>
    </style:style>
    <style:style style:name="Footnote" style:family="paragraph" style:parent-style-name="Standard" style:class="extra" style:master-page-name="">
      <style:paragraph-properties fo:margin-left="0.499cm" fo:margin-right="0cm" fo:line-height="100%" fo:text-indent="-0.499cm" style:auto-text-indent="false" style:page-number="auto" style:shadow="none" text:number-lines="false" text:line-number="0"/>
      <style:text-properties style:font-name="FreeSans" fo:font-family="FreeSans" style:font-style-name="obyčejné" style:font-family-generic="swiss" style:font-pitch="variable"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911cm" style:type="center"/>
          <style:tab-stop style:position="17.82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11cm" style:type="center"/>
          <style:tab-stop style:position="17.82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53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fo:letter-spacing="0.026cm" fo:font-weight="bold" fo:background-color="#4f81bd" style:font-weight-asian="bold" style:font-weight-complex="bold"/>
    </style:style>
    <style:style style:name="Title_20_Char" style:display-name="Title Char" style:family="text" style:parent-style-name="Default_20_Paragraph_20_Font">
      <style:text-properties fo:text-transform="uppercase" fo:color="#4f81bd" fo:font-size="26pt" fo:letter-spacing="0.018cm" style:letter-kerning="true" style:font-size-asian="26pt" style:font-size-complex="26pt"/>
    </style:style>
    <style:style style:name="Heading_20_2_20_Char" style:display-name="Heading 2 Char" style:family="text" style:parent-style-name="Default_20_Paragraph_20_Font">
      <style:text-properties fo:text-transform="uppercase" fo:letter-spacing="0.026cm" fo:background-color="#dbe5f1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fo:text-transform="uppercase" fo:color="#243f60" fo:letter-spacing="0.026cm"/>
    </style:style>
    <style:style style:name="Heading_20_4_20_Char" style:display-name="Heading 4 Char" style:family="text" style:parent-style-name="Default_20_Paragraph_20_Font">
      <style:text-properties fo:text-transform="uppercase" fo:color="#365f91" fo:letter-spacing="0.018cm"/>
    </style:style>
    <style:style style:name="Heading_20_5_20_Char" style:display-name="Heading 5 Char" style:family="text" style:parent-style-name="Default_20_Paragraph_20_Font">
      <style:text-properties fo:text-transform="uppercase" fo:color="#365f91" fo:letter-spacing="0.018cm"/>
    </style:style>
    <style:style style:name="Heading_20_6_20_Char" style:display-name="Heading 6 Char" style:family="text" style:parent-style-name="Default_20_Paragraph_20_Font">
      <style:text-properties fo:text-transform="uppercase" fo:color="#365f91" fo:letter-spacing="0.018cm"/>
    </style:style>
    <style:style style:name="Heading_20_7_20_Char" style:display-name="Heading 7 Char" style:family="text" style:parent-style-name="Default_20_Paragraph_20_Font">
      <style:text-properties fo:text-transform="uppercase" fo:color="#365f91" fo:letter-spacing="0.018cm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Subtitle_20_Char" style:display-name="Subtitle Ch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variant="normal" fo:text-transform="none" style:use-window-font-color="true" style:font-name="Liberation Sans1" fo:font-family="'Liberation Sans'" style:font-style-name="Bold" style:font-family-generic="swiss" style:font-pitch="variable" fo:letter-spacing="0.011cm" fo:font-style="normal" fo:font-weight="bold" style:font-style-asian="italic" style:font-style-complex="italic"/>
    </style:style>
    <style:style style:name="No_20_Spacing_20_Char" style:display-name="No Spacing Char" style:family="text" style:parent-style-name="Default_20_Paragraph_20_Font">
      <style:text-properties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fo:letter-spacing="0.018cm" fo:font-weight="bold" style:font-weight-asian="bold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 officeooo:paragraph-rsid="001e5f13"/>
    </style:style>
    <style:page-layout style:name="Mpm1">
      <style:page-layout-properties fo:page-width="21.001cm" fo:page-height="29.7cm" style:num-format="1" style:print-orientation="portrait" fo:margin-top="2.54cm" fo:margin-bottom="2cm" fo:margin-left="1.589cm" fo:margin-right="1.58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0</meta:editing-cycles>
    <meta:creation-date>2016-03-10T09:16:12.519043912</meta:creation-date>
    <meta:editing-duration>PT4H48M6S</meta:editing-duration>
    <meta:generator>LibreOffice/5.1.4.2$Linux_X86_64 LibreOffice_project/10m0$Build-2</meta:generator>
    <dc:title>Modern Style</dc:title>
    <dc:date>2016-07-05T17:20:57.728602561</dc:date>
    <meta:document-statistic meta:table-count="0" meta:image-count="0" meta:object-count="0" meta:page-count="3" meta:paragraph-count="20" meta:word-count="573" meta:character-count="3440" meta:non-whitespace-character-count="28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